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ofur"/>
    </style:style>
    <style:style style:name="P9" style:family="paragraph" style:parent-style-name="Standard">
      <style:paragraph-properties fo:text-align="center" style:justify-single-word="false"/>
      <style:text-properties style:font-name="monofu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5"/>
      <text:p text:style-name="P6">ALDO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/>
      <text:p text:style-name="P9">2008/03/03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new shoes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string" office:value="$121.20">
            <text:p text:style-name="P2">$121.20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6" meta:character-count="109" meta:non-whitespace-character-count="108"/>
    <meta:user-defined meta:name="Info 1"/>
    <meta:user-defined meta:name="Info 2"/>
    <meta:user-defined meta:name="Info 3"/>
    <meta:user-defined meta:name="Info 4"/>
  </office:meta>
</office:document-meta>
</file>